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af79" officeooo:paragraph-rsid="000caf79"/>
    </style:style>
    <style:style style:name="P2" style:family="paragraph" style:parent-style-name="Standard">
      <style:paragraph-properties fo:text-align="start" style:justify-single-word="false"/>
      <style:text-properties officeooo:paragraph-rsid="000eace4"/>
    </style:style>
    <style:style style:name="P3" style:family="paragraph" style:parent-style-name="Header">
      <style:paragraph-properties fo:text-align="end" style:justify-single-word="false"/>
      <style:text-properties officeooo:rsid="000caf79" officeooo:paragraph-rsid="000caf79"/>
    </style:style>
    <style:style style:name="T1" style:family="text">
      <style:text-properties officeooo:rsid="000caf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dde-connection-decls/>
      <text:p text:style-name="P1"/>
      <text:p text:style-name="P2"><text:span text:style-name="T1"><text:tab/>As the end of last school year was nearing, I was talking to someone. Yes, I hadn't scared them off yet. Ha ha. Very funny. Anyways, they mentioned a program called ASE; which stands for Apprenticeships in Science and Engineering. It's an intermeditary organization that helps high school-aged students get in contact with people wanting interns in the STEM industry. Naturaly, I was hooked. Just getting the opportunity to work with industry professionals in a real-world environment is amazing, but actually getting paid for it (albiet $3.40/hr) was something else. It's a pretty competitive program — over 600 apply each year, with there only being 150 or so available intern positions, so I didn't have high hopes of getting in, but I decided to try anyways. After filling out the bloated application, trimming the three paragraphs supposed to completely describe all aspects of myself to just under 500 words, getting a paper copy of my transcript, and for whatever reason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caf79" officeooo:paragraph-rsid="000caf7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olomon Greenberg</text:p>
        <text:p text:style-name="MP1">2015/09/14</text:p>
        <text:p text:style-name="MP1">Hottman</text:p>
        <text:p text:style-name="MP1">Period 5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16:40:05.990002498</meta:creation-date>
    <dc:date>2015-09-16T17:26:47.167928697</dc:date>
    <meta:editing-duration>PT15M10S</meta:editing-duration>
    <meta:editing-cycles>1</meta:editing-cycles>
    <meta:document-statistic meta:table-count="0" meta:image-count="0" meta:object-count="0" meta:page-count="1" meta:paragraph-count="5" meta:word-count="165" meta:character-count="1021" meta:non-whitespace-character-count="859"/>
    <meta:generator>LibreOffice/4.3.3.2$Linux_X86_64 LibreOffice_project/430m0$Build-2</meta:generator>
  </office:meta>
</office:document-meta>
</file>